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0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l</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q</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l</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q</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l</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q</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l</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q</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l</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l</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l</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l</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4">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4">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4">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4">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4">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5">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4">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4">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4">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4">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4">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4">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19">00/00/0000</text:date>, <text:time style:data-style-name="N2" text:time-value="0000-00-00T15:27: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8-19T15:29:42</dc:date>
    <meta:editing-duration>P3DT7H46M44S</meta:editing-duration>
    <meta:editing-cycles>388</meta:editing-cycles>
    <meta:generator>LibreOffice/3.6$Linux_X86_64 LibreOffice_project/360m1$Build-2</meta:generator>
    <meta:document-statistic meta:table-count="1" meta:cell-count="21149" meta:object-count="0"/>
  </office:meta>
</office:document-meta>
</file>